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020232084401451237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613655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59048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601929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53385798650971258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974710882431602937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95107775446528904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42767418631093522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14258858250921972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009279701443812139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35459072961648052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30T10:39:27.46</dc:date>
    <dc:creator>James  Lombardi</dc:creator>
    <meta:editing-duration>P8DT21H58M28S</meta:editing-duration>
    <meta:editing-cycles>791</meta:editing-cycles>
    <meta:generator>OpenOffice/4.1.2$Win32 OpenOffice.org_project/412m3$Build-9782</meta:generator>
    <meta:document-statistic meta:table-count="0" meta:image-count="0" meta:object-count="0" meta:page-count="26" meta:paragraph-count="700" meta:word-count="8920" meta:character-count="44621"/>
  </office:meta>
</office:document-meta>
</file>